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 Light" svg:font-family="'Calibri Light'" style:font-family-generic="swiss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標楷體" style:font-name-asian="標楷體"/>
    </style:style>
    <style:style style:name="P2" style:family="paragraph" style:parent-style-name="Text_20_body">
      <style:paragraph-properties fo:line-height="0.917cm"/>
      <style:text-properties style:font-name="標楷體" fo:font-size="14pt" fo:font-weight="bold" style:font-name-asian="標楷體" style:font-size-asian="14pt" style:font-weight-asian="bold" style:font-size-complex="14pt"/>
    </style:style>
    <style:style style:name="P3" style:family="paragraph" style:parent-style-name="Text_20_body">
      <style:paragraph-properties fo:line-height="0.917cm"/>
      <style:text-properties style:font-name="標楷體" fo:font-size="14pt" style:font-name-asian="標楷體" style:font-size-asian="14pt" style:font-size-complex="14pt"/>
    </style:style>
    <style:style style:name="P4" style:family="paragraph" style:parent-style-name="Text_20_body">
      <style:paragraph-properties fo:line-height="0.917cm">
        <style:tab-stops>
          <style:tab-stop style:position="0.635cm"/>
          <style:tab-stop style:position="1.27cm"/>
          <style:tab-stop style:position="1.905cm"/>
        </style:tab-stops>
      </style:paragraph-properties>
    </style:style>
    <style:style style:name="P5" style:family="paragraph" style:parent-style-name="Text_20_body">
      <style:paragraph-properties fo:line-height="0.917cm"/>
    </style:style>
    <style:style style:name="P6" style:family="paragraph" style:parent-style-name="Text_20_body" style:master-page-name="MP0">
      <style:paragraph-properties fo:line-height="0.917cm" style:page-number="auto" fo:break-before="page"/>
    </style:style>
    <style:style style:name="P7" style:family="paragraph" style:parent-style-name="Text_20_body" style:list-style-name="L1">
      <style:paragraph-properties fo:margin-left="1.27cm" fo:margin-right="0cm" fo:line-height="0.917cm" fo:text-indent="-1.27cm" style:auto-text-indent="false">
        <style:tab-stops>
          <style:tab-stop style:position="0cm"/>
        </style:tab-stops>
      </style:paragraph-properties>
    </style:style>
    <style:style style:name="P8" style:family="paragraph" style:parent-style-name="Text_20_body" style:list-style-name="L1">
      <style:paragraph-properties fo:margin-left="1.27cm" fo:margin-right="0cm" fo:line-height="0.917cm" fo:text-indent="-1.27cm" style:auto-text-indent="false">
        <style:tab-stops>
          <style:tab-stop style:position="0cm"/>
        </style:tab-stops>
      </style:paragraph-properties>
      <style:text-properties style:font-name="標楷體" fo:font-size="14pt" style:font-name-asian="標楷體" style:font-size-asian="14pt" style:font-size-complex="14pt"/>
    </style:style>
    <style:style style:name="P9" style:family="paragraph" style:parent-style-name="Text_20_body" style:list-style-name="L2">
      <style:paragraph-properties fo:line-height="0.917cm">
        <style:tab-stops>
          <style:tab-stop style:position="-2.963cm"/>
        </style:tab-stops>
      </style:paragraph-properties>
      <style:text-properties style:font-name="標楷體" fo:font-size="14pt" style:font-name-asian="標楷體" style:font-size-asian="14pt" style:font-size-complex="14pt"/>
    </style:style>
    <style:style style:name="P10" style:family="paragraph" style:parent-style-name="Text_20_body" style:list-style-name="L1">
      <style:paragraph-properties fo:line-height="0.917cm">
        <style:tab-stops>
          <style:tab-stop style:position="-1.27cm"/>
        </style:tab-stops>
      </style:paragraph-properties>
      <style:text-properties style:font-name="標楷體" fo:font-size="14pt" style:font-name-asian="標楷體" style:font-size-asian="14pt" style:font-size-complex="14pt"/>
    </style:style>
    <style:style style:name="T1" style:family="text">
      <style:text-properties style:font-name="標楷體" fo:font-size="16pt" fo:font-weight="bold" style:font-name-asian="標楷體" style:font-size-asian="16pt" style:font-weight-asian="bold" style:font-size-complex="16pt"/>
    </style:style>
    <style:style style:name="T2" style:family="text">
      <style:text-properties style:font-name="標楷體" fo:font-size="18pt" fo:font-weight="bold" style:font-name-asian="標楷體" style:font-size-asian="18pt" style:font-weight-asian="bold" style:font-size-complex="18pt"/>
    </style:style>
    <style:style style:name="T3" style:family="text">
      <style:text-properties style:font-name="標楷體" fo:font-size="14pt" style:font-name-asian="標楷體" style:font-size-asian="14pt" style:font-size-complex="14pt"/>
    </style:style>
    <style:style style:name="T4" style:family="text">
      <style:text-properties style:font-name="標楷體" fo:font-size="14pt" officeooo:rsid="001bc799" style:font-name-asian="標楷體" style:font-size-asian="14pt" style:font-size-complex="14pt"/>
    </style:style>
    <style:style style:name="T5" style:family="text">
      <style:text-properties style:font-name="標楷體" fo:font-size="14pt" style:text-underline-style="solid" style:text-underline-width="auto" style:text-underline-color="font-color" style:text-underline-mode="continuous" style:text-overline-mode="continuous" style:text-line-through-mode="continuous" style:font-name-asian="標楷體" style:font-size-asian="14pt" style:font-size-complex="14pt"/>
    </style:style>
    <style:style style:name="T6" style:family="text">
      <style:text-properties style:font-name="標楷體" fo:font-size="14pt" fo:font-weight="bold" style:font-name-asian="標楷體" style:font-size-asian="14pt" style:font-weight-asian="bold" style:font-size-complex="14pt" style:font-weight-complex="bold"/>
    </style:style>
    <style:style style:name="T7" style:family="text">
      <style:text-properties fo:color="#ff0000" loext:opacity="100%" style:font-name="標楷體" fo:font-size="14pt" style:font-name-asian="標楷體" style:font-size-asian="14pt" style:font-size-complex="14pt"/>
    </style:style>
    <style:style style:name="T8" style:family="text">
      <style:text-properties fo:color="#ff0000" loext:opacity="100%" style:font-name="標楷體" fo:font-size="14pt" style:text-underline-style="solid" style:text-underline-width="auto" style:text-underline-color="font-color" style:text-underline-mode="continuous" style:text-overline-mode="continuous" style:text-line-through-mode="continuous" style:font-name-asian="標楷體" style:font-size-asian="14pt" style:font-size-complex="14pt"/>
    </style:style>
    <text:list-style style:name="L1">
      <text:list-level-style-number text:level="1" text:style-name="WW_5f_CharLFO1LVL1" loext:num-list-format="%1%.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847cm" fo:margin-left="2.117cm"/>
        </style:list-level-properties>
      </text:list-level-style-number>
      <text:list-level-style-number text:level="2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96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4.657cm"/>
        </style:list-level-properties>
      </text:list-level-style-number>
      <text:list-level-style-number text:level="5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3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7.197cm"/>
        </style:list-level-properties>
      </text:list-level-style-number>
      <text:list-level-style-number text:level="8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0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預設段落字型"><text:span text:style-name="T1"><text:s text:c="7"/></text:span></text:span><text:span text:style-name="預設段落字型"><text:span text:style-name="T2">【新北市幸福晨飽早餐補助計畫補助方式調整通知單】</text:span></text:span></text:p>
      <text:p text:style-name="P2">親愛的家長您好：</text:p>
      <text:p text:style-name="P4"><text:span text:style-name="預設段落字型"><text:span text:style-name="T3"><text:s text:c="4"/>112學年度寒假開始之兌換及領取早餐有部分變更，若您孩子就讀的學校是使用</text:span></text:span><text:span text:style-name="預設段落字型"><text:span text:style-name="T5">便利商店早餐券，</text:span></text:span><text:span text:style-name="預設段落字型"><text:span text:style-name="T3">請您留意及配合：</text:span></text:span></text:p>
      <text:list xml:id="list1274111657" text:style-name="L1">
        <text:list-item>
          <text:p text:style-name="P8">112學年度寒假起與本市攜手合作早餐補助的便利商店為四大超商系統(全家超商、OK超商、統一超商及萊爾富超商)，且搭配數位券兌換及領取餐點。</text:p>
        </text:list-item>
        <text:list-item>
          <text:p text:style-name="P7"><text:span text:style-name="預設段落字型"><text:span text:style-name="T3">早餐券可兌換日期以實際上課日（星期一至星期五）計算（含寒、暑假實際到校上課日），</text:span></text:span><text:span text:style-name="預設段落字型"><text:span text:style-name="T7">每日兌換1張為原則</text:span></text:span><text:span text:style-name="預設段落字型"><text:span text:style-name="T3">，</text:span></text:span><text:span text:style-name="預設段落字型"><text:span text:style-name="T8">餐券使用期限依超商系統列印之券面標示為準</text:span></text:span><text:span text:style-name="預設段落字型"><text:span text:style-name="T3">（原則為當23:59前），倘於期限內未使用而失效或遺失，將不能補兌換</text:span></text:span><text:span text:style-name="預設段落字型"><text:span text:style-name="T6">(本次寒假上課日從1月22日開始，爰自1月22日起兌換)。</text:span></text:span></text:p>
        </text:list-item>
        <text:list-item>
          <text:p text:style-name="P8">兌換方式有下列4種(惟各超商兌換方式尚有不同，詳見說明四)：</text:p>
        </text:list-item>
      </text:list>
      <text:list text:style-name="L2">
        <text:list-item>
          <text:p text:style-name="P9">新北校園通APP領餐QR Code。</text:p>
        </text:list-item>
        <text:list-item>
          <text:p text:style-name="P9">出示本市兒童卡或學生證靠卡感應。</text:p>
        </text:list-item>
        <text:list-item>
          <text:p text:style-name="P9">超商機器手動輸入領餐序號。</text:p>
        </text:list-item>
        <text:list-item>
          <text:p text:style-name="P9">手動輸入學生證卡號學號領取餐點 。</text:p>
        </text:list-item>
      </text:list>
      <text:list text:continue-list="list1274111657" text:style-name="L1">
        <text:list-item>
          <text:p text:style-name="P8">兌換方式可參考新北市政府教育局製作之操作流程及影片。</text:p>
        </text:list-item>
        <text:list-item>
          <text:p text:style-name="P8">每日可更換便利商店兌換餐點，惟需配合該店提供之餐點組合，亦無法任意補差價兌換。</text:p>
        </text:list-item>
        <text:list-item>
          <text:p text:style-name="P7"><text:span text:style-name="預設段落字型"><text:span text:style-name="T3">如您孩子</text:span></text:span><text:span text:style-name="預設段落字型"><text:span text:style-name="T5">(高國中)</text:span></text:span><text:span text:style-name="預設段落字型"><text:span text:style-name="T3">的數位學生證遺失，請洽學校負責老師進行卡片掛失及補發程序；</text:span></text:span><text:span text:style-name="預設段落字型"><text:span text:style-name="T5">如您孩子(國小)的新北兒童卡遺失，請至各地區公所辦理</text:span></text:span><text:span text:style-name="預設段落字型"><text:span text:style-name="T3">。</text:span></text:span></text:p>
        </text:list-item>
        <text:list-item>
          <text:p text:style-name="P10">本服務僅可使用數位學生證/新北兒童卡進行綁定作業，已綁定本服務之卡片僅限本人使用，不得透過任何方式贈與或販售予他人，且勿提供卡片外觀卡號以及您的相關資訊他人使用，以免影響餐食券兌領權益。</text:p>
        </text:list-item>
      </text:list>
      <text:p text:style-name="P3"><text:soft-page-break/>敬祝 闔家安康 <text:s text:c="10"/></text:p>
      <text:p text:style-name="P5"><text:span text:style-name="預設段落字型"><text:span text:style-name="T3"><text:s text:c="34"/>新北市政府教育局 關心您 113年1月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 Light" svg:font-family="'Calibri Light'" style:font-family-generic="swiss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新細明體" style:font-size-asian="10pt" style:language-asian="zh" style:country-asian="TW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新細明體" style:font-size-asian="10pt" style:language-asian="zh" style:country-asian="TW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class="text">
      <style:paragraph-properties fo:orphans="0" fo:widows="0" fo:hyphenation-ladder-count="no-limit"/>
      <style:text-properties fo:font-size="12pt" style:letter-kerning="tru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Head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註解文字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註解主旨" style:family="paragraph" style:parent-style-name="註解文字" style:next-style-name="註解文字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註解方塊文字" style:family="paragraph" style:parent-style-name="Text_20_body">
      <style:paragraph-properties fo:hyphenation-ladder-count="no-limit"/>
      <style:text-properties style:font-name="Calibri Light" fo:font-family="'Calibri Light'" style:font-family-generic="swiss" style:font-pitch="variable" fo:font-size="9pt" style:font-name-asian="Calibri Light" style:font-family-asian="'Calibri Light'" style:font-family-generic-asian="swiss" style:font-pitch-asian="variable" style:font-size-asian="9pt" style:font-name-complex="Calibri Light" style:font-family-complex="'Calibri Light'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預設段落字型" style:family="text"/>
    <style:style style:name="頁首_20_字元" style:display-name="頁首 字元" style:family="text">
      <style:text-properties style:letter-kerning="true"/>
    </style:style>
    <style:style style:name="頁尾_20_字元" style:display-name="頁尾 字元" style:family="text">
      <style:text-properties style:letter-kerning="true"/>
    </style:style>
    <style:style style:name="註解參照" style:family="text">
      <style:text-properties fo:font-size="9pt" style:font-size-asian="9pt" style:font-size-complex="9pt"/>
    </style:style>
    <style:style style:name="註解文字_20_字元" style:display-name="註解文字 字元" style:family="text">
      <style:text-properties fo:font-size="12pt" style:letter-kerning="true" style:font-size-asian="12pt" style:font-size-complex="12pt"/>
    </style:style>
    <style:style style:name="註解主旨_20_字元" style:display-name="註解主旨 字元" style:family="text">
      <style:text-properties fo:font-size="12pt" fo:font-weight="bold" style:letter-kerning="true" style:font-size-asian="12pt" style:font-weight-asian="bold" style:font-size-complex="12pt" style:font-weight-complex="bold"/>
    </style:style>
    <style:style style:name="註解方塊文字_20_字元" style:display-name="註解方塊文字 字元" style:family="text">
      <style:text-properties style:font-name="Calibri Light" fo:font-family="'Calibri Light'" style:font-family-generic="swiss" style:font-pitch="variable" fo:font-size="9pt" style:letter-kerning="true" style:font-name-asian="新細明體" style:font-family-asian="新細明體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WW_5f_CharLFO1LVL1" style:display-name="WW_CharLFO1LVL1" style:family="text">
      <style:text-properties fo:font-size="14pt" style:font-size-asian="14pt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標楷體" style:font-name-asian="標楷體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27cm" fo:margin-left="1.501cm" fo:margin-right="1.501cm" style:writing-mode="lr-tb" style:layout-grid-color="#c0c0c0" style:layout-grid-lines="23" style:layout-grid-base-height="0.706cm" style:layout-grid-ruby-height="0.353cm" style:layout-grid-mode="line" style:layout-grid-ruby-below="false" style:layout-grid-print="false" style:layout-grid-display="false" style:layout-grid-base-width="0.17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5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>普通學校版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7.1$Windows_X86_64 LibreOffice_project/47eb0cf7efbacdee9b19ae25d6752381ede23126</meta:generator>
    <dc:title>【給家長的一封信】</dc:title>
    <dc:subject/>
    <meta:initial-creator>蘇柏宇</meta:initial-creator>
    <meta:creation-date>2024-01-11T07:55:00Z</meta:creation-date>
    <dc:date>2024-01-16T12:09:57.316000000</dc:date>
    <meta:print-date>2024-01-10T10:01:00Z</meta:print-date>
    <meta:editing-cycles>8</meta:editing-cycles>
    <meta:editing-duration>PT13M34S</meta:editing-duration>
    <meta:document-statistic meta:table-count="0" meta:image-count="0" meta:object-count="0" meta:page-count="2" meta:paragraph-count="17" meta:word-count="621" meta:character-count="716" meta:non-whitespace-character-count="655"/>
    <meta:template xlink:type="simple" xlink:actuate="onRequest" xlink:title="" xlink:href="Normal.dotm"/>
  </office:meta>
</office:document-meta>
</file>